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0.2139in" fo:margin-left="-0.0813in" fo:margin-top="0in" fo:margin-bottom="0in" table:align="left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0736in"/>
    </style:style>
    <style:style style:name="Table1.D" style:family="table-column">
      <style:table-column-properties style:column-width="1.0104in"/>
    </style:style>
    <style:style style:name="Table1.E" style:family="table-column">
      <style:table-column-properties style:column-width="1.0313in"/>
    </style:style>
    <style:style style:name="Table1.F" style:family="table-column">
      <style:table-column-properties style:column-width="0.7611in"/>
    </style:style>
    <style:style style:name="Table1.G" style:family="table-column">
      <style:table-column-properties style:column-width="0.8972in"/>
    </style:style>
    <style:style style:name="Table1.H" style:family="table-column">
      <style:table-column-properties style:column-width="0.8965in"/>
    </style:style>
    <style:style style:name="Table1.K" style:family="table-column">
      <style:table-column-properties style:column-width="0.8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B1" style:family="table-cell">
      <style:table-cell-properties style:vertical-align="" fo:background-color="#e06666" fo:padding="0.0694in" fo:border="1pt solid #000001">
        <style:background-image/>
      </style:table-cell-properties>
    </style:style>
    <style:style style:name="Table1.E1" style:family="table-cell">
      <style:table-cell-properties style:vertical-align="" fo:background-color="#9fc5e8" fo:padding="0.0694in" fo:border="1pt solid #000001">
        <style:background-image/>
      </style:table-cell-properties>
    </style:style>
    <style:style style:name="Table1.H1" style:family="table-cell">
      <style:table-cell-properties style:vertical-align="" fo:background-color="#c27ba0" fo:padding="0.0694in" fo:border="1pt solid #000001">
        <style:background-image/>
      </style:table-cell-properties>
    </style:style>
    <style:style style:name="Table1.J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1.5" style:family="table-row">
      <style:table-row-properties style:min-row-height="0.6806in" fo:keep-together="auto"/>
    </style:style>
    <style:style style:name="P1" style:family="paragraph" style:parent-style-name="Standard">
      <style:paragraph-properties fo:margin-top="0in" fo:margin-bottom="0in" loext:contextual-spacing="false" fo:text-align="start" style:justify-single-word="false" fo:keep-together="auto" fo:orphans="0" fo:widows="0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 fo:line-height="100%" fo:keep-together="auto" fo:orphans="0" fo:widows="0" fo:padding="0in" fo:border="none" fo:keep-with-next="auto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fo:keep-together="auto" fo:orphans="0" fo:widows="0" style:page-number="1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bold" style:font-name-asian="Arial1" style:font-size-asian="8pt" style:font-style-asian="normal" style:font-weight-asian="bold" style:font-name-complex="Arial1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es Universaux </text:span><text:span text:style-name="T2">(document de travail) </text:span><text:span text:style-name="T1">- concepts transposables...</text:span></text:p>
      <text:p text:style-name="P1"><text:span text:style-name="T3">Ce document pour thésauriser des petites idées qui pourraient servir de fils rouges à un projet d’année pour un enseignant ou une école, par exemple dans le cadre des parcours multidisiplinaires d’un Plan local d’Education Artistique (PLEA)</text:span></text:p>
      <text:p text:style-name="P2"/>
      <text:p text:style-name="P1"><text:span text:style-name="T3">À enrichir petit à petit :</text:span></text:p>
      <text:p text:style-name="P1"><text:span text:style-name="T3">- On pourrait ajouter des exemples d’oeuvres pour chaque discipline</text:span></text:p>
      <text:p text:style-name="P1"><text:span text:style-name="T3">- sites web avec des ressources complémentaires</text:span></text:p>
      <text:p text:style-name="P1"><text:span text:style-name="T3">- liens avec des documents de la FAL, d’Atmosphère 53, des événements du territoire..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G"/>
        <table:table-column table:style-name="Table1.K"/>
        <table:table-row table:style-name="Table1.1">
          <table:table-cell table:style-name="Table1.A1" office:value-type="string">
            <text:p text:style-name="P6"><text:span text:style-name="T4">Exemples :</text:span></text:p>
            <text:p text:style-name="P9"/>
            <text:p text:style-name="P9"/>
            <text:p text:style-name="P9"/>
            <text:p text:style-name="P6"><text:span text:style-name="T4">Universaux</text:span></text:p>
          </table:table-cell>
          <table:table-cell table:style-name="Table1.B1" office:value-type="string">
            <text:p text:style-name="P10"/>
            <text:p text:style-name="P7"><text:span text:style-name="T4">Musique</text:span></text:p>
          </table:table-cell>
          <table:table-cell table:style-name="Table1.A1" office:value-type="string">
            <text:p text:style-name="P10"/>
            <text:p text:style-name="P7"><text:span text:style-name="T4">Danse, <text:s/>cirque et sport</text:span></text:p>
          </table:table-cell>
          <table:table-cell table:style-name="Table1.A1" office:value-type="string">
            <text:p text:style-name="P10"/>
            <text:p text:style-name="P7"><text:span text:style-name="T4">Théâtre et marionnettes</text:span></text:p>
          </table:table-cell>
          <table:table-cell table:style-name="Table1.E1" office:value-type="string">
            <text:p text:style-name="P7"><text:span text:style-name="T4">Littérature</text:span></text:p>
            <text:p text:style-name="P7"><text:span text:style-name="T4">(Médiathèques) et Français</text:span></text:p>
          </table:table-cell>
          <table:table-cell table:style-name="Table1.A1" office:value-type="string">
            <text:p text:style-name="P7"><text:span text:style-name="T4">Cinéma</text:span></text:p>
          </table:table-cell>
          <table:table-cell table:style-name="Table1.A1" office:value-type="string">
            <text:p text:style-name="P7"><text:span text:style-name="T4">Arts plastiques</text:span></text:p>
          </table:table-cell>
          <table:table-cell table:style-name="Table1.H1" office:value-type="string">
            <text:p text:style-name="P7"><text:span text:style-name="T4">Patrimoine (Histoire et Géo)</text:span></text:p>
          </table:table-cell>
          <table:table-cell table:style-name="Table1.A1" office:value-type="string">
            <text:p text:style-name="P7"><text:span text:style-name="T4">Maths</text:span></text:p>
          </table:table-cell>
          <table:table-cell table:style-name="Table1.J1" office:value-type="string">
            <text:p text:style-name="P7"><text:span text:style-name="T4">Sciences et Techno</text:span></text:p>
          </table:table-cell>
          <table:table-cell table:style-name="Table1.A1" office:value-type="string">
            <text:p text:style-name="P7"><text:span text:style-name="T4">Citoyenneté, vivre ensembl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plein / vide</text:span></text:p>
          </table:table-cell>
          <table:table-cell table:style-name="Table1.B1" office:value-type="string">
            <text:p text:style-name="P6"><text:span text:style-name="T3">son / silence</text:span></text:p>
          </table:table-cell>
          <table:table-cell table:style-name="Table1.A1" office:value-type="string">
            <text:p text:style-name="P6"><text:span text:style-name="T3">mouvement / immobile</text:span></text:p>
          </table:table-cell>
          <table:table-cell table:style-name="Table1.A1" office:value-type="string">
            <text:p text:style-name="P6"><text:span text:style-name="T3">parole / silence</text:span></text:p>
          </table:table-cell>
          <table:table-cell table:style-name="Table1.E1" office:value-type="string">
            <text:p text:style-name="P8"><text:span text:style-name="T3">Page blanche/roman</text:span></text:p>
          </table:table-cell>
          <table:table-cell table:style-name="Table1.A1" office:value-type="string">
            <text:p text:style-name="P6"><text:span text:style-name="T3">espace / objet</text:span></text:p>
          </table:table-cell>
          <table:table-cell table:style-name="Table1.A1" office:value-type="string">
            <text:p text:style-name="P6"><text:span text:style-name="T3">feuille blanche / remplir l’espace</text:span></text:p>
          </table:table-cell>
          <table:table-cell table:style-name="Table1.H1" office:value-type="string">
            <text:p text:style-name="P8"><text:span text:style-name="T3">villes / déserts</text:span></text:p>
          </table:table-cell>
          <table:table-cell table:style-name="Table1.A1" office:value-type="string">
            <text:p text:style-name="P8"><text:span text:style-name="T3">le zéro/l’infini</text:span></text:p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4">accord / cluster</text:span></text:p>
          </table:table-cell>
          <table:table-cell table:style-name="Table1.B1" office:value-type="string">
            <text:p text:style-name="P6"><text:span text:style-name="T3">plusieurs sons ensembles (accords)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8"><text:span text:style-name="T3">le travail de couleur de l’illustrateur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<text:span text:style-name="T3">couleurs qui se superposent, lumière (prisme)</text:span></text:p>
          </table:table-cell>
          <table:table-cell table:style-name="Table1.H1" office:value-type="string">
            <text:p text:style-name="P8"><text:span text:style-name="T3">Lecture de paysage (au 1er plan, au 2è plan, au 3è plan, à l’horizon)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8"><text:span text:style-name="T3">les Htz, les sons (sinusoïdes)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<text:span text:style-name="T4">cycles et répétitions</text:span></text:p>
          </table:table-cell>
          <table:table-cell table:style-name="Table1.B1" office:value-type="string">
            <text:p text:style-name="P6"><text:span text:style-name="T3">ostinato, gamelan</text:span></text:p>
          </table:table-cell>
          <table:table-cell table:style-name="Table1.A1" office:value-type="string">
            <text:p text:style-name="P6"><text:span text:style-name="T3">geste répétitif</text:span></text:p>
          </table:table-cell>
          <table:table-cell table:style-name="Table1.A1" office:value-type="string">
            <text:p text:style-name="P6"><text:span text:style-name="T3">le comique de répétition</text:span></text:p>
          </table:table-cell>
          <table:table-cell table:style-name="Table1.E1" office:value-type="string">
            <text:p text:style-name="P8"><text:span text:style-name="T3">livres avec une formulette qui revient régulièrement comme un refrain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8"><text:span text:style-name="T3">les usines : le travail à la chaîne des ouvriers</text:span></text:p>
            <text:p text:style-name="P12"/>
            <text:p text:style-name="P8"><text:span text:style-name="T3">Le rythme (=frise) des briques sur un mur, des pavés, des créneaux d’une muraille...</text:span></text:p>
          </table:table-cell>
          <table:table-cell table:style-name="Table1.A1" office:value-type="string">
            <text:p text:style-name="P8"><text:span text:style-name="T3">l’heure (minutes, secondes)</text:span></text:p>
            <text:p text:style-name="P12"/>
            <text:p text:style-name="P8"><text:span text:style-name="T3">Les suites de nombres</text:span></text:p>
          </table:table-cell>
          <table:table-cell table:style-name="Table1.J1" office:value-type="string">
            <text:p text:style-name="P8"><text:span text:style-name="T3">Les saisons</text:span></text:p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5">
          <table:table-cell table:style-name="Table1.A1" office:value-type="string">
            <text:p text:style-name="P6"><text:span text:style-name="T4">interpréter</text:span></text:p>
          </table:table-cell>
          <table:table-cell table:style-name="Table1.B1" office:value-type="string">
            <text:p text:style-name="P6"><text:span text:style-name="T3">“dans le style d’un compositeur ou d’un chanteur” </text:span></text:p>
          </table:table-cell>
          <table:table-cell table:style-name="Table1.A1" office:value-type="string">
            <text:p text:style-name="P6"><text:span text:style-name="T3">mimer</text:span></text:p>
          </table:table-cell>
          <table:table-cell table:style-name="Table1.A1" office:value-type="string">
            <text:p text:style-name="P6"><text:span text:style-name="T3">“téléphone arabe” qui transforme les paroles</text:span></text:p>
          </table:table-cell>
          <table:table-cell table:style-name="Table1.E1" office:value-type="string">
            <text:p text:style-name="P8"><text:span text:style-name="T3">lecture à voix haute : raconter à quelqu’un</text:span></text:p>
          </table:table-cell>
          <table:table-cell table:style-name="Table1.A1" office:value-type="string">
            <text:p text:style-name="P6"><text:span text:style-name="T3">scénario / acteur</text:span></text:p>
          </table:table-cell>
          <table:table-cell table:style-name="Table1.A1" office:value-type="string">
            <text:p text:style-name="P6"><text:span text:style-name="T3">faire une oeuvre “à la manière de”</text:span></text:p>
          </table:table-cell>
          <table:table-cell table:style-name="Table1.H1" office:value-type="string">
            <text:p text:style-name="P8"><text:span text:style-name="T3">“à quoi pouvait servir cet objet ?”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8"><text:span text:style-name="T3">reformuler ce que dit mon interlocuteu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dedans / dehors</text:span></text:p>
          </table:table-cell>
          <table:table-cell table:style-name="Table1.B1" office:value-type="string">
            <text:p text:style-name="P6"><text:span text:style-name="T3">pulsation : sur le temps / entre les temps</text:span></text:p>
          </table:table-cell>
          <table:table-cell table:style-name="Table1.A1" office:value-type="string">
            <text:p text:style-name="P6"><text:span text:style-name="T3">zone de la scène : entrer et sortir de la zone de jeu</text:span></text:p>
          </table:table-cell>
          <table:table-cell table:style-name="Table1.A1" office:value-type="string">
            <text:p text:style-name="P6"><text:span text:style-name="T3">en aparté / au public</text:span></text:p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6"><text:span text:style-name="T3">cadrage / hors champ</text:span></text:p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8"><text:span text:style-name="T3">les frontières, les forteresses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8"><text:span text:style-name="T3">l’Europ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4">points communs / intrus</text:span></text:p>
          </table:table-cell>
          <table:table-cell table:style-name="Table1.B1" office:value-type="string">
            <text:p text:style-name="P6"><text:span text:style-name="T3">note de l’accord / note étrangère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<text:span text:style-name="T3">rimes / prose</text:span></text:p>
          </table:table-cell>
          <table:table-cell table:style-name="Table1.E1" office:value-type="string">
            <text:p text:style-name="P8"><text:span text:style-name="T3">verbes irréguliers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<text:span text:style-name="T4">équilibre / déséquilibre</text:span></text:p>
          </table:table-cell>
          <table:table-cell table:style-name="Table1.B1" office:value-type="string">
            <text:p text:style-name="P6"><text:span text:style-name="T3">tonique / dominante</text:span></text:p>
          </table:table-cell>
          <table:table-cell table:style-name="Table1.A1" office:value-type="string">
            <text:p text:style-name="P6"><text:span text:style-name="T3">tomber / chuter, se rattraper</text:span>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4"><text:span text:style-name="T3">Le conte :</text:span></text:p>
            <text:p text:style-name="P4"><text:span text:style-name="T3">- situation intitiale</text:span></text:p>
            <text:p text:style-name="P4"><text:span text:style-name="T3">- événement perturbateur</text:span></text:p>
            <text:p text:style-name="P4"><text:span text:style-name="T3">- recherche d’un nouvel équilibre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8"><text:span text:style-name="T3">les périodes stables / les révolutions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8"><text:span text:style-name="T3">Les balances, les niveaux</text:span></text:p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4">vite / lent</text:span></text:p>
          </table:table-cell>
          <table:table-cell table:style-name="Table1.B1" office:value-type="string">
            <text:p text:style-name="P6"><text:span text:style-name="T3">les différents tempi</text:span></text:p>
          </table:table-cell>
          <table:table-cell table:style-name="Table1.A1" office:value-type="string">
            <text:p text:style-name="P6"><text:span text:style-name="T3">mouvements lents / accélérés</text:span>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6"><text:span text:style-name="T3">le montage : durée de chaque plan</text:span></text:p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8"><text:span text:style-name="T3">les moyens de transport à travers les siècles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8"><text:span text:style-name="T3">les engrenages d’une chaîne de vélo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<text:span text:style-name="T4">accélérer / ralentir</text:span></text:p>
          </table:table-cell>
          <table:table-cell table:style-name="Table1.B1" office:value-type="string">
            <text:p text:style-name="P6"><text:span text:style-name="T3">accélérando / ralentend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<text:span text:style-name="T3">débit de parole, déplacements sur scène</text:span></text:p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6"><text:span text:style-name="T3">montages en accéléré, ralentis (Matrix...)</text:span></text:p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4">passé / présent / futur</text:span></text:p>
          </table:table-cell>
          <table:table-cell table:style-name="Table1.B1" office:value-type="string">
            <text:p text:style-name="P8"><text:span text:style-name="T3">Les périodes musicales (Musique ancienne, Renaissance, Baroque, Classique, Romantique, XXè, XXIè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8"><text:span text:style-name="T3">les utopies</text:span></text:p>
            <text:p text:style-name="P12"/>
            <text:p text:style-name="P8"><text:span text:style-name="T3">la conjugaison</text:span></text:p>
          </table:table-cell>
          <table:table-cell table:style-name="Table1.A1" office:value-type="string">
            <text:p text:style-name="P8"><text:span text:style-name="T3">flash-back</text:span></text:p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8"><text:span text:style-name="T3">les modifications d’un paysage au fil du temps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<text:span text:style-name="T4">synchronisé / désynchronisé</text:span></text:p>
          </table:table-cell>
          <table:table-cell table:style-name="Table1.B1" office:value-type="string">
            <text:p text:style-name="P6"><text:span text:style-name="T3">rythme régulier / impulsions aléatoires, le chaos dans la musique de John Cage</text:span></text:p>
          </table:table-cell>
          <table:table-cell table:style-name="Table1.A1" office:value-type="string">
            <text:p text:style-name="P6"><text:span text:style-name="T3">chorégraphie collective / improvisations individuelles</text:span></text:p>
            <text:p text:style-name="P6"><text:span text:style-name="T3">endurance, travail d’équipe en rugby</text:span></text:p>
          </table:table-cell>
          <table:table-cell table:style-name="Table1.A1" office:value-type="string">
            <text:p text:style-name="P6"><text:span text:style-name="T3">déstructurer les paroles (syllabes effacées, ajoutées, permutées...)</text:span></text:p>
          </table:table-cell>
          <table:table-cell table:style-name="Table1.E1" office:value-type="string">
            <text:p text:style-name="P8"><text:span text:style-name="T3">Oulipo</text:span></text:p>
          </table:table-cell>
          <table:table-cell table:style-name="Table1.A1" office:value-type="string">
            <text:p text:style-name="P6"><text:span text:style-name="T3">synchronisation entre le son et l’image</text:span></text:p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4">inspirer / expirer</text:span></text:p>
          </table:table-cell>
          <table:table-cell table:style-name="Table1.B1" office:value-type="string">
            <text:p text:style-name="P6"><text:span text:style-name="T3">chanter, chuchotter, bloquer la respiration, inspirations volontairement sonores</text:span></text:p>
          </table:table-cell>
          <table:table-cell table:style-name="Table1.A1" office:value-type="string">
            <text:p text:style-name="P6"><text:span text:style-name="T3">corps ramassé / déploiement du corps</text:span>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8"><text:span text:style-name="T3">les plantes (jardinage) / les animaux, la photosynthèse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4">animé / inanimé</text:span></text:p>
          </table:table-cell>
          <table:table-cell table:style-name="Table1.B1" office:value-type="string">
            <text:p text:style-name="P8"><text:span text:style-name="T3">son continu “fixe” / tâches sonores</text:span></text:p>
          </table:table-cell>
          <table:table-cell table:style-name="Table1.A1" office:value-type="string">
            <text:p text:style-name="P8"><text:span text:style-name="T3">bouger / immobile</text:span></text:p>
          </table:table-cell>
          <table:table-cell table:style-name="Table1.A1" office:value-type="string">
            <text:p text:style-name="P8"><text:span text:style-name="T3">marionnettes : donner vie à des objets, qu’est-ce qui rend vivant</text:span></text:p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4">grand / petit</text:span></text:p>
          </table:table-cell>
          <table:table-cell table:style-name="Table1.B1" office:value-type="string">
            <text:p text:style-name="P8"><text:span text:style-name="T3">nuances : piano / forte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8"><text:span text:style-name="T3">signe plus petit que..</text:span></text:p>
            <text:p text:style-name="P8"><text:span text:style-name="T3">plus grand que...</text:span></text:p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4">se connecter / se séparer</text:span></text:p>
          </table:table-cell>
          <table:table-cell table:style-name="Table1.B1" office:value-type="string">
            <text:p text:style-name="P8"><text:span text:style-name="T3">lié / détaché</text:span></text:p>
          </table:table-cell>
          <table:table-cell table:style-name="Table1.A1" office:value-type="string">
            <text:p text:style-name="P8"><text:span text:style-name="T3">contact par le toucher / non-contact</text:span></text:p>
          </table:table-cell>
          <table:table-cell table:style-name="Table1.A1" office:value-type="string">
            <text:p text:style-name="P8"><text:span text:style-name="T3">l’amour / la haine</text:span></text:p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8"><text:span text:style-name="T3">additions / soustractions</text:span></text:p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4">agrandir / rapetisser</text:span></text:p>
          </table:table-cell>
          <table:table-cell table:style-name="Table1.B1" office:value-type="string">
            <text:p text:style-name="P8"><text:span text:style-name="T3">crescendo / decrescendo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8"><text:span text:style-name="T3">microscope, loupe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4">tension / détente</text:span></text:p>
          </table:table-cell>
          <table:table-cell table:style-name="Table1.B1" office:value-type="string">
            <text:p text:style-name="P8"><text:span text:style-name="T3">tonique (Do Majeur) /dominante (Sol Majeur 7)</text:span></text:p>
          </table:table-cell>
          <table:table-cell table:style-name="Table1.A1" office:value-type="string">
            <text:p text:style-name="P8"><text:span text:style-name="T4">crispé / décontracté</text:span></text:p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8"><text:span text:style-name="T3">Le conte :</text:span></text:p>
            <text:p text:style-name="P8"><text:span text:style-name="T3">- situation intitiale</text:span></text:p>
            <text:p text:style-name="P8"><text:span text:style-name="T3">- événement perturbateur</text:span></text:p>
            <text:p text:style-name="P8"><text:span text:style-name="T3">- péripéties</text:span></text:p>
            <text:p text:style-name="P8"><text:span text:style-name="T3">- retour à la situation initiale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8">résistance / laisser faire</text:span></text:p>
          </table:table-cell>
          <table:table-cell table:style-name="Table1.B1" office:value-type="string">
            <text:p text:style-name="P8"><text:span text:style-name="T3">apogiatures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8"><text:span text:style-name="T3">autoriser / interdire</text:span></text:p>
          </table:table-cell>
          <table:table-cell table:style-name="Table1.A1" office:value-type="string">
            <text:p text:style-name="P8"><text:span text:style-name="T3">Hollywood / cinéma indépendant</text:span></text:p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8"><text:span text:style-name="T3">résistance pendant la 2nde guerre mondiale</text:span></text:p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8">question / réponse</text:span></text:p>
          </table:table-cell>
          <table:table-cell table:style-name="Table1.B1" office:value-type="string">
            <text:p text:style-name="P8"><text:span text:style-name="T3">antécédent / conséquent</text:span></text:p>
          </table:table-cell>
          <table:table-cell table:style-name="Table1.A1" office:value-type="string">
            <text:p text:style-name="P8"><text:span text:style-name="T3">jeux de clown, comedia del arte</text:span></text:p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8"><text:span text:style-name="T3">phrases interrogatives / affirmatives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8">Réel / non réel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8">impact / impuls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8">continu / lié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<text:span text:style-name="T8">lié / saccadé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8">la forme</text:span></text:p>
          </table:table-cell>
          <table:table-cell table:style-name="Table1.B1" office:value-type="string">
            <text:p text:style-name="P8"><text:span text:style-name="T3">forme chanson,</text:span></text:p>
            <text:p text:style-name="P8"><text:span text:style-name="T3">forme sonate,</text:span></text:p>
            <text:p text:style-name="P8"><text:span text:style-name="T3">AABA</text:span></text:p>
            <text:p text:style-name="P8"><text:span text:style-name="T3">thème/impro/thème….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8"><text:span text:style-name="T3">Le déroulement du récit :</text:span></text:p>
            <text:p text:style-name="P8"><text:span text:style-name="T3">- situation initiale</text:span></text:p>
            <text:p text:style-name="P8"><text:span text:style-name="T3">- déséquilibre</text:span></text:p>
            <text:p text:style-name="P8"><text:span text:style-name="T3">- épreuve(s)</text:span></text:p>
            <text:p text:style-name="P8"><text:span text:style-name="T3">- situation finale “enrichie”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E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H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J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uto" fo:orphans="0" fo:widows="0" fo:keep-with-next="auto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uto" fo:orphans="0" fo:widows="0" fo:keep-with-next="auto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uto" fo:orphans="0" fo:widows="0" fo:keep-with-next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1959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6" meta:paragraph-count="147" meta:word-count="676" meta:character-count="4259" meta:non-whitespace-character-count="3728"/>
    <meta:generator>LibreOfficeDev/5.1.0.3$Linux_X86_64 LibreOffice_project/</meta:generator>
  </office:meta>
</office:document-meta>
</file>